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fdf33"/>
    </style:style>
    <style:style style:name="P2" style:family="paragraph" style:parent-style-name="Standard">
      <style:text-properties fo:font-style="italic" fo:font-weight="bold" officeooo:paragraph-rsid="00473a8f" style:font-style-asian="italic" style:font-weight-asian="bold" style:font-style-complex="italic" style:font-weight-complex="bold"/>
    </style:style>
    <style:style style:name="P3" style:family="paragraph" style:parent-style-name="Standard">
      <style:text-properties fo:font-style="italic" fo:font-weight="bold" officeooo:rsid="004913b0" officeooo:paragraph-rsid="004943d7" style:font-style-asian="italic" style:font-weight-asian="bold" style:font-style-complex="italic" style:font-weight-complex="bold"/>
    </style:style>
    <style:style style:name="P4" style:family="paragraph" style:parent-style-name="Standard">
      <style:text-properties fo:font-style="italic" fo:font-weight="bold" officeooo:rsid="004913b0" officeooo:paragraph-rsid="004d65f5" style:font-style-asian="italic" style:font-weight-asian="bold" style:font-style-complex="italic" style:font-weight-complex="bold"/>
    </style:style>
    <style:style style:name="P5" style:family="paragraph" style:parent-style-name="Standard">
      <style:text-properties fo:font-style="italic" fo:font-weight="bold" officeooo:rsid="004913b0" officeooo:paragraph-rsid="00532717" style:font-style-asian="italic" style:font-weight-asian="bold" style:font-style-complex="italic" style:font-weight-complex="bold"/>
    </style:style>
    <style:style style:name="P6" style:family="paragraph" style:parent-style-name="Standard">
      <style:text-properties fo:font-style="italic" fo:font-weight="bold" officeooo:rsid="004913b0" officeooo:paragraph-rsid="0054501a" style:font-style-asian="italic" style:font-weight-asian="bold" style:font-style-complex="italic" style:font-weight-complex="bold"/>
    </style:style>
    <style:style style:name="P7" style:family="paragraph" style:parent-style-name="Standard">
      <style:text-properties fo:font-style="italic" fo:font-weight="bold" officeooo:rsid="004913b0" officeooo:paragraph-rsid="005a8bee" style:font-style-asian="italic" style:font-weight-asian="bold" style:font-style-complex="italic" style:font-weight-complex="bold"/>
    </style:style>
    <style:style style:name="P8" style:family="paragraph" style:parent-style-name="Standard">
      <style:text-properties fo:font-style="italic" fo:font-weight="bold" officeooo:rsid="004913b0" officeooo:paragraph-rsid="005756b3" style:font-style-asian="italic" style:font-weight-asian="bold" style:font-style-complex="italic" style:font-weight-complex="bold"/>
    </style:style>
    <style:style style:name="P9" style:family="paragraph" style:parent-style-name="Standard">
      <style:text-properties fo:font-style="italic" fo:font-weight="bold" officeooo:paragraph-rsid="004fdbb9" style:font-style-asian="italic" style:font-weight-asian="bold" style:font-style-complex="italic" style:font-weight-complex="bold"/>
    </style:style>
    <style:style style:name="P10" style:family="paragraph" style:parent-style-name="Standard">
      <style:text-properties fo:font-style="italic" fo:font-weight="bold" officeooo:paragraph-rsid="005a8bee" style:font-style-asian="italic" style:font-weight-asian="bold" style:font-style-complex="italic" style:font-weight-complex="bold"/>
    </style:style>
    <style:style style:name="P11" style:family="paragraph" style:parent-style-name="Standard">
      <style:text-properties fo:font-size="18pt" fo:font-style="italic" fo:font-weight="bold" officeooo:paragraph-rsid="001edf0b" style:font-size-asian="18pt" style:font-style-asian="italic" style:font-weight-asian="bold" style:font-size-complex="18pt" style:font-style-complex="italic" style:font-weight-complex="bold"/>
    </style:style>
    <style:style style:name="P12" style:family="paragraph" style:parent-style-name="Standard">
      <style:text-properties fo:font-size="18pt" fo:font-style="italic" fo:font-weight="bold" officeooo:paragraph-rsid="001fdf33" style:font-size-asian="18pt" style:font-style-asian="italic" style:font-weight-asian="bold" style:font-size-complex="18pt" style:font-style-complex="italic" style:font-weight-complex="bold"/>
    </style:style>
    <style:style style:name="P13" style:family="paragraph" style:parent-style-name="Standard">
      <style:text-properties fo:font-size="18pt" fo:font-style="italic" fo:font-weight="bold" officeooo:rsid="00271dc4" officeooo:paragraph-rsid="002929c2" style:font-size-asian="18pt" style:font-style-asian="italic" style:font-weight-asian="bold" style:font-size-complex="18pt" style:font-style-complex="italic" style:font-weight-complex="bold"/>
    </style:style>
    <style:style style:name="P14" style:family="paragraph" style:parent-style-name="Standard">
      <style:text-properties fo:font-size="18pt" fo:font-style="italic" fo:font-weight="bold" officeooo:rsid="00271dc4" officeooo:paragraph-rsid="0039f446" style:font-size-asian="18pt" style:font-style-asian="italic" style:font-weight-asian="bold" style:font-size-complex="18pt" style:font-style-complex="italic" style:font-weight-complex="bold"/>
    </style:style>
    <style:style style:name="P15" style:family="paragraph" style:parent-style-name="Standard">
      <style:text-properties fo:font-size="18pt" fo:font-style="italic" fo:font-weight="bold" officeooo:rsid="00271dc4" officeooo:paragraph-rsid="003b3139" style:font-size-asian="18pt" style:font-style-asian="italic" style:font-weight-asian="bold" style:font-size-complex="18pt" style:font-style-complex="italic" style:font-weight-complex="bold"/>
    </style:style>
    <style:style style:name="P16" style:family="paragraph" style:parent-style-name="Standard">
      <style:text-properties fo:font-size="18pt" fo:font-style="italic" fo:font-weight="bold" officeooo:rsid="00271dc4" officeooo:paragraph-rsid="003c7d88" style:font-size-asian="18pt" style:font-style-asian="italic" style:font-weight-asian="bold" style:font-size-complex="18pt" style:font-style-complex="italic" style:font-weight-complex="bold"/>
    </style:style>
    <style:style style:name="P17" style:family="paragraph" style:parent-style-name="Standard">
      <style:text-properties fo:font-size="18pt" fo:font-style="italic" fo:font-weight="bold" officeooo:rsid="00271dc4" officeooo:paragraph-rsid="0043302a" style:font-size-asian="18pt" style:font-style-asian="italic" style:font-weight-asian="bold" style:font-size-complex="18pt" style:font-style-complex="italic" style:font-weight-complex="bold"/>
    </style:style>
    <style:style style:name="P18" style:family="paragraph" style:parent-style-name="Standard">
      <style:text-properties fo:font-size="18pt" fo:font-style="italic" fo:font-weight="bold" officeooo:paragraph-rsid="0035b39e" style:font-size-asian="18pt" style:font-style-asian="italic" style:font-weight-asian="bold" style:font-size-complex="18pt" style:font-style-complex="italic" style:font-weight-complex="bold"/>
    </style:style>
    <style:style style:name="P19" style:family="paragraph" style:parent-style-name="Standard">
      <style:text-properties fo:font-size="18pt" fo:font-style="italic" fo:font-weight="bold" officeooo:paragraph-rsid="0036b907" style:font-size-asian="18pt" style:font-style-asian="italic" style:font-weight-asian="bold" style:font-size-complex="18pt" style:font-style-complex="italic" style:font-weight-complex="bold"/>
    </style:style>
    <style:style style:name="P20" style:family="paragraph" style:parent-style-name="Standard">
      <style:text-properties fo:font-size="18pt" fo:font-style="italic" fo:font-weight="bold" officeooo:rsid="0045c357" officeooo:paragraph-rsid="0046557a" style:font-size-asian="18pt" style:font-style-asian="italic" style:font-weight-asian="bold" style:font-size-complex="18pt" style:font-style-complex="italic" style:font-weight-complex="bold"/>
    </style:style>
    <style:style style:name="P21" style:family="paragraph" style:parent-style-name="Standard">
      <style:text-properties fo:font-size="18pt" fo:font-style="normal" fo:font-weight="normal" officeooo:paragraph-rsid="0023322a" style:font-size-asian="18pt" style:font-style-asian="normal" style:font-weight-asian="normal" style:font-size-complex="18pt" style:font-style-complex="normal" style:font-weight-complex="normal"/>
    </style:style>
    <style:style style:name="P22" style:family="paragraph" style:parent-style-name="Standard">
      <style:text-properties fo:font-size="18pt" fo:font-style="normal" fo:font-weight="normal" officeooo:paragraph-rsid="0024d1aa" style:font-size-asian="18pt" style:font-style-asian="normal" style:font-weight-asian="normal" style:font-size-complex="18pt" style:font-style-complex="normal" style:font-weight-complex="normal"/>
    </style:style>
    <style:style style:name="P23" style:family="paragraph" style:parent-style-name="Standard">
      <style:text-properties fo:font-size="18pt" fo:font-style="normal" fo:font-weight="normal" officeooo:rsid="0024d1aa" officeooo:paragraph-rsid="0024d1aa" style:font-size-asian="18pt" style:font-style-asian="normal" style:font-weight-asian="normal" style:font-size-complex="18pt" style:font-style-complex="normal" style:font-weight-complex="normal"/>
    </style:style>
    <style:style style:name="P24" style:family="paragraph" style:parent-style-name="Standard">
      <style:text-properties fo:font-size="18pt" fo:font-style="normal" fo:font-weight="normal" officeooo:paragraph-rsid="0026752b" style:font-size-asian="18pt" style:font-style-asian="normal" style:font-weight-asian="normal" style:font-size-complex="18pt" style:font-style-complex="normal" style:font-weight-complex="normal"/>
    </style:style>
    <style:style style:name="P25" style:family="paragraph" style:parent-style-name="Standard">
      <style:text-properties fo:font-size="18pt" fo:font-style="normal" fo:font-weight="normal" officeooo:rsid="00271dc4" officeooo:paragraph-rsid="00271dc4" style:font-size-asian="18pt" style:font-style-asian="normal" style:font-weight-asian="normal" style:font-size-complex="18pt" style:font-style-complex="normal" style:font-weight-complex="normal"/>
    </style:style>
    <style:style style:name="P26" style:family="paragraph" style:parent-style-name="Standard">
      <style:text-properties fo:font-size="18pt" fo:font-style="normal" fo:font-weight="normal" officeooo:rsid="00271dc4" officeooo:paragraph-rsid="00291476" style:font-size-asian="18pt" style:font-style-asian="normal" style:font-weight-asian="normal" style:font-size-complex="18pt" style:font-style-complex="normal" style:font-weight-complex="normal"/>
    </style:style>
    <style:style style:name="P27" style:family="paragraph" style:parent-style-name="Standard">
      <style:text-properties fo:font-size="18pt" fo:font-style="normal" fo:font-weight="normal" officeooo:rsid="00271dc4" officeooo:paragraph-rsid="002929c2" style:font-size-asian="18pt" style:font-style-asian="normal" style:font-weight-asian="normal" style:font-size-complex="18pt" style:font-style-complex="normal" style:font-weight-complex="normal"/>
    </style:style>
    <style:style style:name="P28" style:family="paragraph" style:parent-style-name="Standard">
      <style:text-properties fo:font-size="18pt" fo:font-style="normal" fo:font-weight="normal" officeooo:rsid="00271dc4" officeooo:paragraph-rsid="002b64c4" style:font-size-asian="18pt" style:font-style-asian="normal" style:font-weight-asian="normal" style:font-size-complex="18pt" style:font-style-complex="normal" style:font-weight-complex="normal"/>
    </style:style>
    <style:style style:name="P29" style:family="paragraph" style:parent-style-name="Standard">
      <style:text-properties fo:font-size="18pt" fo:font-style="normal" fo:font-weight="normal" officeooo:rsid="00271dc4" officeooo:paragraph-rsid="002d2f09" style:font-size-asian="18pt" style:font-style-asian="normal" style:font-weight-asian="normal" style:font-size-complex="18pt" style:font-style-complex="normal" style:font-weight-complex="normal"/>
    </style:style>
    <style:style style:name="P30" style:family="paragraph" style:parent-style-name="Standard">
      <style:text-properties fo:font-size="18pt" fo:font-style="normal" fo:font-weight="normal" officeooo:rsid="00271dc4" officeooo:paragraph-rsid="0034a684" style:font-size-asian="18pt" style:font-style-asian="normal" style:font-weight-asian="normal" style:font-size-complex="18pt" style:font-style-complex="normal" style:font-weight-complex="normal"/>
    </style:style>
    <style:style style:name="P31" style:family="paragraph" style:parent-style-name="Standard">
      <style:text-properties fo:font-size="18pt" fo:font-style="normal" fo:font-weight="normal" officeooo:rsid="00271dc4" officeooo:paragraph-rsid="00378556" style:font-size-asian="18pt" style:font-style-asian="normal" style:font-weight-asian="normal" style:font-size-complex="18pt" style:font-style-complex="normal" style:font-weight-complex="normal"/>
    </style:style>
    <style:style style:name="P32" style:family="paragraph" style:parent-style-name="Standard">
      <style:text-properties fo:font-size="18pt" fo:font-style="normal" fo:font-weight="normal" officeooo:rsid="00271dc4" officeooo:paragraph-rsid="0038b8e6" style:font-size-asian="18pt" style:font-style-asian="normal" style:font-weight-asian="normal" style:font-size-complex="18pt" style:font-style-complex="normal" style:font-weight-complex="normal"/>
    </style:style>
    <style:style style:name="P33" style:family="paragraph" style:parent-style-name="Standard">
      <style:text-properties fo:font-size="18pt" fo:font-style="normal" fo:font-weight="normal" officeooo:rsid="00271dc4" officeooo:paragraph-rsid="0039115b" style:font-size-asian="18pt" style:font-style-asian="normal" style:font-weight-asian="normal" style:font-size-complex="18pt" style:font-style-complex="normal" style:font-weight-complex="normal"/>
    </style:style>
    <style:style style:name="P34" style:family="paragraph" style:parent-style-name="Standard">
      <style:text-properties fo:font-size="18pt" fo:font-style="normal" fo:font-weight="normal" officeooo:rsid="00271dc4" officeooo:paragraph-rsid="0039f446" style:font-size-asian="18pt" style:font-style-asian="normal" style:font-weight-asian="normal" style:font-size-complex="18pt" style:font-style-complex="normal" style:font-weight-complex="normal"/>
    </style:style>
    <style:style style:name="P35" style:family="paragraph" style:parent-style-name="Standard">
      <style:text-properties fo:font-size="18pt" fo:font-style="normal" fo:font-weight="normal" officeooo:rsid="00271dc4" officeooo:paragraph-rsid="003b3139" style:font-size-asian="18pt" style:font-style-asian="normal" style:font-weight-asian="normal" style:font-size-complex="18pt" style:font-style-complex="normal" style:font-weight-complex="normal"/>
    </style:style>
    <style:style style:name="P36" style:family="paragraph" style:parent-style-name="Standard">
      <style:text-properties fo:font-size="18pt" fo:font-style="normal" fo:font-weight="normal" officeooo:rsid="00271dc4" officeooo:paragraph-rsid="003c7d88" style:font-size-asian="18pt" style:font-style-asian="normal" style:font-weight-asian="normal" style:font-size-complex="18pt" style:font-style-complex="normal" style:font-weight-complex="normal"/>
    </style:style>
    <style:style style:name="P37" style:family="paragraph" style:parent-style-name="Standard">
      <style:text-properties fo:font-size="18pt" fo:font-style="normal" fo:font-weight="normal" officeooo:rsid="00271dc4" officeooo:paragraph-rsid="003d62f1" style:font-size-asian="18pt" style:font-style-asian="normal" style:font-weight-asian="normal" style:font-size-complex="18pt" style:font-style-complex="normal" style:font-weight-complex="normal"/>
    </style:style>
    <style:style style:name="P38" style:family="paragraph" style:parent-style-name="Standard">
      <style:text-properties fo:font-size="18pt" fo:font-style="normal" fo:font-weight="normal" officeooo:rsid="00271dc4" officeooo:paragraph-rsid="0043302a" style:font-size-asian="18pt" style:font-style-asian="normal" style:font-weight-asian="normal" style:font-size-complex="18pt" style:font-style-complex="normal" style:font-weight-complex="normal"/>
    </style:style>
    <style:style style:name="P39" style:family="paragraph" style:parent-style-name="Standard">
      <style:text-properties fo:font-size="18pt" fo:font-style="normal" fo:font-weight="normal" officeooo:rsid="00271dc4" officeooo:paragraph-rsid="00441d81" style:font-size-asian="18pt" style:font-style-asian="normal" style:font-weight-asian="normal" style:font-size-complex="18pt" style:font-style-complex="normal" style:font-weight-complex="normal"/>
    </style:style>
    <style:style style:name="P40" style:family="paragraph" style:parent-style-name="Standard">
      <style:text-properties fo:font-size="18pt" fo:font-style="normal" fo:font-weight="normal" officeooo:rsid="00334c6f" officeooo:paragraph-rsid="00334c6f" style:font-size-asian="18pt" style:font-style-asian="normal" style:font-weight-asian="normal" style:font-size-complex="18pt" style:font-style-complex="normal" style:font-weight-complex="normal"/>
    </style:style>
    <style:style style:name="P41" style:family="paragraph" style:parent-style-name="Standard">
      <style:text-properties fo:font-size="18pt" fo:font-style="normal" fo:font-weight="normal" officeooo:rsid="0045c357" officeooo:paragraph-rsid="0045c357" style:font-size-asian="18pt" style:font-style-asian="normal" style:font-weight-asian="normal" style:font-size-complex="18pt" style:font-style-complex="normal" style:font-weight-complex="normal"/>
    </style:style>
    <style:style style:name="P42" style:family="paragraph" style:parent-style-name="Standard">
      <style:text-properties fo:font-size="18pt" fo:font-style="normal" fo:font-weight="normal" officeooo:rsid="0045c357" officeooo:paragraph-rsid="0046557a" style:font-size-asian="18pt" style:font-style-asian="normal" style:font-weight-asian="normal" style:font-size-complex="18pt" style:font-style-complex="normal" style:font-weight-complex="normal"/>
    </style:style>
    <style:style style:name="P43" style:family="paragraph" style:parent-style-name="Standard">
      <style:text-properties fo:font-size="18pt" fo:font-style="normal" fo:font-weight="normal" officeooo:rsid="004719c7" officeooo:paragraph-rsid="004719c7" style:font-size-asian="18pt" style:font-style-asian="normal" style:font-weight-asian="normal" style:font-size-complex="18pt" style:font-style-complex="normal" style:font-weight-complex="normal"/>
    </style:style>
    <style:style style:name="P44" style:family="paragraph" style:parent-style-name="Standard">
      <style:text-properties fo:font-size="18pt" officeooo:paragraph-rsid="001edf0b" style:font-size-asian="18pt" style:font-size-complex="18pt"/>
    </style:style>
    <style:style style:name="P45" style:family="paragraph" style:parent-style-name="Standard">
      <style:text-properties fo:font-size="18pt" officeooo:paragraph-rsid="001fdf33" style:font-size-asian="18pt" style:font-size-complex="18pt"/>
    </style:style>
    <style:style style:name="P46" style:family="paragraph" style:parent-style-name="Standard">
      <style:text-properties officeooo:paragraph-rsid="002e6c77"/>
    </style:style>
    <style:style style:name="P47" style:family="paragraph" style:parent-style-name="Standard">
      <style:text-properties officeooo:paragraph-rsid="00421319"/>
    </style:style>
    <style:style style:name="P48" style:family="paragraph" style:parent-style-name="Standard">
      <style:text-properties officeooo:paragraph-rsid="00473a8f"/>
    </style:style>
    <style:style style:name="P49" style:family="paragraph" style:parent-style-name="Standard">
      <style:text-properties officeooo:rsid="004913b0" officeooo:paragraph-rsid="004913b0"/>
    </style:style>
    <style:style style:name="P50" style:family="paragraph" style:parent-style-name="Standard">
      <style:text-properties officeooo:rsid="004913b0" officeooo:paragraph-rsid="004943d7"/>
    </style:style>
    <style:style style:name="P51" style:family="paragraph" style:parent-style-name="Standard">
      <style:text-properties officeooo:rsid="004913b0" officeooo:paragraph-rsid="004b1802"/>
    </style:style>
    <style:style style:name="P52" style:family="paragraph" style:parent-style-name="Standard">
      <style:text-properties officeooo:rsid="004913b0" officeooo:paragraph-rsid="004d65f5"/>
    </style:style>
    <style:style style:name="P53" style:family="paragraph" style:parent-style-name="Standard">
      <style:text-properties officeooo:rsid="004913b0" officeooo:paragraph-rsid="004da0ed"/>
    </style:style>
    <style:style style:name="P54" style:family="paragraph" style:parent-style-name="Standard">
      <style:text-properties officeooo:rsid="004913b0" officeooo:paragraph-rsid="004fdbb9"/>
    </style:style>
    <style:style style:name="P55" style:family="paragraph" style:parent-style-name="Standard">
      <style:text-properties officeooo:rsid="004913b0" officeooo:paragraph-rsid="00507cc4"/>
    </style:style>
    <style:style style:name="P56" style:family="paragraph" style:parent-style-name="Standard">
      <style:text-properties officeooo:rsid="004913b0" officeooo:paragraph-rsid="0051f9a3"/>
    </style:style>
    <style:style style:name="P57" style:family="paragraph" style:parent-style-name="Standard">
      <style:text-properties officeooo:rsid="004913b0" officeooo:paragraph-rsid="00532717"/>
    </style:style>
    <style:style style:name="P58" style:family="paragraph" style:parent-style-name="Standard">
      <style:text-properties officeooo:rsid="004913b0" officeooo:paragraph-rsid="0054501a"/>
    </style:style>
    <style:style style:name="P59" style:family="paragraph" style:parent-style-name="Standard">
      <style:text-properties officeooo:rsid="004913b0" officeooo:paragraph-rsid="00569e6a"/>
    </style:style>
    <style:style style:name="P60" style:family="paragraph" style:parent-style-name="Standard">
      <style:text-properties officeooo:rsid="004913b0" officeooo:paragraph-rsid="005756b3"/>
    </style:style>
    <style:style style:name="P61" style:family="paragraph" style:parent-style-name="Standard">
      <style:text-properties officeooo:rsid="004913b0" officeooo:paragraph-rsid="0057c609"/>
    </style:style>
    <style:style style:name="P62" style:family="paragraph" style:parent-style-name="Standard">
      <style:text-properties officeooo:rsid="004913b0" officeooo:paragraph-rsid="005a8bee"/>
    </style:style>
    <style:style style:name="P63" style:family="paragraph" style:parent-style-name="Standard">
      <style:text-properties officeooo:rsid="004913b0" officeooo:paragraph-rsid="005c8260"/>
    </style:style>
    <style:style style:name="P64"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Noto Sans CJK SC" style:font-size-asian="15pt" style:font-style-asian="normal" style:font-weight-asian="normal" style:font-name-complex="Droid Sans Devanagari1" style:font-size-complex="15pt" style:font-style-complex="normal" style:font-weight-complex="normal" style:text-emphasize="none" style:font-relief="none" style:text-overline-style="none" style:text-overline-color="font-color"/>
    </style:style>
    <style:style style:name="P65"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Noto Sans CJK SC" style:font-size-asian="15pt" style:font-style-asian="normal" style:font-weight-asian="normal" style:font-name-complex="Droid Sans Devanagari1" style:font-size-complex="15pt" style:font-style-complex="normal" style:font-weight-complex="normal" style:text-emphasize="none" style:font-relief="none" style:text-overline-style="none" style:text-overline-color="font-color"/>
    </style:style>
    <style:style style:name="P6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23322a"/>
    </style:style>
    <style:style style:name="T2" style:family="text">
      <style:text-properties officeooo:rsid="0026752b"/>
    </style:style>
    <style:style style:name="T3" style:family="text">
      <style:text-properties officeooo:rsid="00291476"/>
    </style:style>
    <style:style style:name="T4" style:family="text">
      <style:text-properties officeooo:rsid="002a8ab4"/>
    </style:style>
    <style:style style:name="T5" style:family="text">
      <style:text-properties officeooo:rsid="002b64c4"/>
    </style:style>
    <style:style style:name="T6" style:family="text">
      <style:text-properties officeooo:rsid="002d2f09"/>
    </style:style>
    <style:style style:name="T7" style:family="text">
      <style:text-properties officeooo:rsid="002e6c77"/>
    </style:style>
    <style:style style:name="T8" style:family="text">
      <style:text-properties fo:font-size="18pt" fo:font-style="normal" fo:font-weight="normal" officeooo:rsid="00421319" style:font-size-asian="18pt" style:font-style-asian="normal" style:font-weight-asian="normal" style:font-size-complex="18pt" style:font-style-complex="normal" style:font-weight-complex="normal"/>
    </style:style>
    <style:style style:name="T9" style:family="text">
      <style:text-properties fo:font-size="18pt" style:font-size-asian="18pt" style:font-size-complex="18pt"/>
    </style:style>
    <style:style style:name="T10" style:family="text">
      <style:text-properties fo:font-size="18pt" officeooo:rsid="00473a8f" style:font-size-asian="18pt" style:font-size-complex="18pt"/>
    </style:style>
    <style:style style:name="T11" style:family="text">
      <style:text-properties fo:font-size="18pt" officeooo:rsid="00479055" style:font-size-asian="18pt" style:font-size-complex="18pt"/>
    </style:style>
    <style:style style:name="T12" style:family="text">
      <style:text-properties fo:font-size="18pt" officeooo:rsid="004943d7" style:font-size-asian="18pt" style:font-size-complex="18pt"/>
    </style:style>
    <style:style style:name="T13" style:family="text">
      <style:text-properties fo:font-size="18pt" officeooo:rsid="004b1802" style:font-size-asian="18pt" style:font-size-complex="18pt"/>
    </style:style>
    <style:style style:name="T14" style:family="text">
      <style:text-properties fo:font-size="18pt" officeooo:rsid="004d65f5" style:font-size-asian="18pt" style:font-size-complex="18pt"/>
    </style:style>
    <style:style style:name="T15" style:family="text">
      <style:text-properties fo:font-size="18pt" officeooo:rsid="004fdbb9" style:font-size-asian="18pt" style:font-size-complex="18pt"/>
    </style:style>
    <style:style style:name="T16" style:family="text">
      <style:text-properties fo:font-size="18pt" officeooo:rsid="00539f49" style:font-size-asian="18pt" style:font-size-complex="18pt"/>
    </style:style>
    <style:style style:name="T17" style:family="text">
      <style:text-properties fo:font-size="18pt" officeooo:rsid="00569e6a" style:font-size-asian="18pt" style:font-size-complex="18pt"/>
    </style:style>
    <style:style style:name="T18" style:family="text">
      <style:text-properties fo:font-size="18pt" officeooo:rsid="005756b3" style:font-size-asian="18pt" style:font-size-complex="18pt"/>
    </style:style>
    <style:style style:name="T19" style:family="text">
      <style:text-properties fo:font-size="18pt" officeooo:rsid="0057c609" style:font-size-asian="18pt" style:font-size-complex="18pt"/>
    </style:style>
    <style:style style:name="T20" style:family="text">
      <style:text-properties fo:font-size="18pt" officeooo:rsid="005a8bee" style:font-size-asian="18pt" style:font-size-complex="18pt"/>
    </style:style>
    <style:style style:name="T21" style:family="text">
      <style:text-properties fo:font-size="18pt" fo:font-style="italic" fo:font-weight="bold" style:font-size-asian="18pt" style:font-style-asian="italic" style:font-weight-asian="bold" style:font-size-complex="18pt" style:font-style-complex="italic" style:font-weight-complex="bold"/>
    </style:style>
    <style:style style:name="T22" style:family="text">
      <style:text-properties officeooo:rsid="002ea128"/>
    </style:style>
    <style:style style:name="T23" style:family="text">
      <style:text-properties officeooo:rsid="00319e26"/>
    </style:style>
    <style:style style:name="T24" style:family="text">
      <style:text-properties officeooo:rsid="0031a3eb"/>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39115b" style:font-style-asian="italic" style:font-weight-asian="bold" style:font-style-complex="italic"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36b907" style:font-style-asian="normal" style:font-weight-asian="normal" style:font-style-complex="normal" style:font-weight-complex="normal"/>
    </style:style>
    <style:style style:name="T29" style:family="text">
      <style:text-properties officeooo:rsid="00378556"/>
    </style:style>
    <style:style style:name="T30" style:family="text">
      <style:text-properties officeooo:rsid="0038b8e6"/>
    </style:style>
    <style:style style:name="T31" style:family="text">
      <style:text-properties officeooo:rsid="0039115b"/>
    </style:style>
    <style:style style:name="T32" style:family="text">
      <style:text-properties officeooo:rsid="0039f446"/>
    </style:style>
    <style:style style:name="T33" style:family="text">
      <style:text-properties officeooo:rsid="003b3139"/>
    </style:style>
    <style:style style:name="T34" style:family="text">
      <style:text-properties officeooo:rsid="003c7d88"/>
    </style:style>
    <style:style style:name="T35" style:family="text">
      <style:text-properties officeooo:rsid="0043302a"/>
    </style:style>
    <style:style style:name="T36" style:family="text">
      <style:text-properties officeooo:rsid="00441d81"/>
    </style:style>
    <style:style style:name="T37" style:family="text">
      <style:text-properties officeooo:rsid="0046557a"/>
    </style:style>
    <style:style style:name="T38"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Noto Sans CJK SC" style:font-size-asian="15pt" style:font-style-asian="normal" style:font-weight-asian="normal" style:font-name-complex="Droid Sans Devanagari1" style:font-size-complex="15pt" style:font-style-complex="normal" style:font-weight-complex="normal" style:text-emphasize="none" style:font-relief="none" style:text-overline-style="none" style:text-overline-color="font-color"/>
    </style: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2827in" fo:min-width="0.8181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264in" fo:min-width="1.133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965in" fo:min-width="1.9799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8402in" fo:min-width="2.052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201in" fo:min-width="0.7681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STEP 1: GATHER REQUIREMENTS</text:p>
      <text:p text:style-name="P18">------------------------------------------------</text:p>
      <text:p text:style-name="P18"><text:span text:style-name="T27">Before you begin to write code for any program, you should take the time to identify the requirements and expected use of that application. </text:span></text:p>
      <text:p text:style-name="P18"><text:span text:style-name="T27">When you are working with a client, you should agree on the requirements early in the process, both to be sure that you understand what the client expects and to ensure that your final program meets those expectations. </text:span></text:p>
      <text:p text:style-name="P18"><text:span text:style-name="T27">In this case, the client wants a simple income tax calculator that will calculate the tax obligation for an individual, single filer, based only on income from wages and tips, as reported on a U.S. W-2 form.</text:span></text:p>
      <text:p text:style-name="P19">Values in Use</text:p>
      <text:p text:style-name="P19">-----------------</text:p>
      <text:p text:style-name="P19"><text:s/><text:span text:style-name="T27">For this example, we are using values from U.S. Tax Law for the year 202</text:span><text:span text:style-name="T28">4</text:span><text:span text:style-name="T27">. If you want to calculate income taxes for another year, you may need to update the values used in the calculations. Specifically, we are assuming the following values to calculate taxable income based on gross income:</text:span></text:p>
      <text:p text:style-name="P19"><text:span text:style-name="T27"><text:s/>• All taxpayers are allowed a $1</text:span><text:span text:style-name="T28">4</text:span><text:span text:style-name="T27">,</text:span><text:span text:style-name="T28">4</text:span><text:span text:style-name="T27">00 standard deduction. • For each dependent, a taxpayer is allowed an additional $</text:span><text:span text:style-name="T28">1,950</text:span><text:span text:style-name="T27"> deduction. U.S. tax rates vary based on the amount of money earned. In 202</text:span><text:span text:style-name="T28">4</text:span><text:span text:style-name="T27">, the values in Table 6.1 are used to calculate a person’s income tax based on their taxable income. </text:span></text:p>
      <text:p text:style-name="P19"><text:span text:style-name="T27"># 2024 Tax Rates</text:span></text:p>
      <text:p text:style-name="P19"><text:span text:style-name="T27"># -----------------------------------------------------</text:span></text:p>
      <text:p text:style-name="P19"><text:span text:style-name="T27"># Tax Rate <text:s text:c="3"/>Income for Single Individuals #</text:span></text:p>
      <text:p text:style-name="P19"><text:span text:style-name="T27"># -----------------------------------------------------</text:span></text:p>
      <text:p text:style-name="P19"><text:span text:style-name="T27"># <text:s text:c="2"/>10% <text:s text:c="12"/>Up to $11,600 <text:s text:c="11"/><text:tab/><text:tab/># <text:s text:c="12"/></text:span></text:p>
      <text:p text:style-name="P19"><text:span text:style-name="T27"># <text:s text:c="2"/>12% <text:s text:c="12"/>$11,601 to $47,150 <text:s text:c="6"/><text:tab/># </text:span></text:p>
      <text:p text:style-name="P19"><text:span text:style-name="T27"># <text:s text:c="2"/>22% <text:s text:c="12"/>$47,151 to $100,525 <text:s text:c="4"/><text:tab/>#</text:span></text:p>
      <text:p text:style-name="P19"><text:span text:style-name="T27"># <text:s text:c="2"/>24% <text:s text:c="12"/>$100,526 to $191,950 <text:s text:c="2"/><text:tab/>#</text:span></text:p>
      <text:p text:style-name="P19"><text:span text:style-name="T27"># <text:s text:c="2"/>32% <text:s text:c="12"/>$191,950 to $243,725 <text:s text:c="2"/><text:tab/>#</text:span></text:p>
      <text:p text:style-name="P19"><text:span text:style-name="T27"># <text:s text:c="2"/>35% <text:s text:c="12"/>$243,726 to $609,350 <text:s text:c="2"/><text:tab/>#</text:span></text:p>
      <text:p text:style-name="P19"><text:span text:style-name="T27"># <text:s text:c="2"/>37% <text:s text:c="12"/>$609,350 or more <text:s text:c="7"/><text:tab/><text:tab/>#</text:span></text:p>
      <text:p text:style-name="P19"><text:span text:style-name="T27">#-----------------------------------------------------</text:span></text:p>
      <text:p text:style-name="P11"><text:soft-page-break/>STEP 2: DESIGN THE PROGRAM </text:p>
      <text:p text:style-name="P11">------------------------------------------------</text:p>
      <text:p text:style-name="P44">After finalizing what the program will do, you should take time to design the program. Designing a program can include pseudocode or flowcharts. Let’s start with pseudocode that describes the actions the program will perform: </text:p>
      <text:p text:style-name="P44">User Input: gross income </text:p>
      <text:p text:style-name="P44">User Input: number of dependents </text:p>
      <text:p text:style-name="P44">taxable income = gross income - 1<text:span text:style-name="T24">4</text:span>,<text:span text:style-name="T24">4</text:span>00 - (<text:span text:style-name="T24">1950</text:span> * number of dependents) </text:p>
      <text:p text:style-name="P45">tax due = amount calculated from tax table </text:p>
      <text:p text:style-name="P45"><draw:g text:anchor-type="paragraph" draw:z-index="0" draw:name="Group object 1" draw:style-name="gr1"><draw:custom-shape draw:style-name="gr2" draw:text-style-name="P65" svg:width="1.435in" svg:height="0.5386in" svg:x="2.8602in" svg:y="0.1752in"><text:p text:style-name="P64"><text:span text:style-name="T38">Star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5" svg:width="2.115in" svg:height="0.6752in" svg:x="2.4555in" svg:y="1.0059in"><text:p text:style-name="P64"><text:span text:style-name="T38">User Input : Gross </text:span><text:span text:style-name="T38">Income</text:span></text:p><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3" draw:text-style-name="P65" svg:width="2.115in" svg:height="0.6752in" svg:x="2.4555in" svg:y="2.0063in"><text:p text:style-name="P64"><text:span text:style-name="T38">User Input : </text:span><text:span text:style-name="T38">Dependents</text:span></text:p><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4" draw:text-style-name="P65" svg:width="2.1776in" svg:height="1.0953in" svg:x="2.4583in" svg:y="2.989in"><text:p text:style-name="P64"><text:span text:style-name="T38">Calculate</text:span></text:p><text:p text:style-name="P64"><text:span text:style-name="T38"><text:s/></text:span><text:span text:style-name="T38">tax income = </text:span><text:span text:style-name="T38">gross income </text:span><text:span text:style-name="T38">– 12200 (2000 </text:span><text:span text:style-name="T38">* Number of </text:span><text:span text:style-name="T38">dependents)</text:span></text:p><draw:enhanced-geometry svg:viewBox="0 0 21600 21600" draw:type="rectangle" draw:enhanced-path="M 0 0 L 21600 0 21600 21600 0 21600 0 0 Z N"/></draw:custom-shape><draw:custom-shape draw:style-name="gr5" draw:text-style-name="P65" svg:width="2.2504in" svg:height="0.9394in" svg:x="2.4374in" svg:y="4.3835in"><text:p text:style-name="P64"><text:span text:style-name="T38">Calculate</text:span></text:p><text:p text:style-name="P64"><text:span text:style-name="T38"><text:s/></text:span><text:span text:style-name="T38">Tax due = tax </text:span><text:span text:style-name="T38">income * 0.1</text:span></text:p><draw:enhanced-geometry svg:viewBox="0 0 21600 21600" draw:type="rectangle" draw:enhanced-path="M 0 0 L 21600 0 21600 21600 0 21600 0 0 Z N"/></draw:custom-shape><draw:custom-shape draw:style-name="gr3" draw:text-style-name="P65" svg:width="2.115in" svg:height="0.6748in" svg:x="2.4555in" svg:y="5.6469in"><text:p text:style-name="P64"><text:span text:style-name="T38">Print tax due</text:span></text:p><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6" draw:text-style-name="P65" svg:width="1.3657in" svg:height="0.5913in" svg:x="2.8602in" svg:y="6.6689in"><text:p text:style-name="P64"><text:span text:style-name="T38">E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66" svg:x1="3.6122in" svg:y1="0.7091in" svg:x2="3.6122in" svg:y2="0.998in"><text:p/></draw:line><draw:line draw:style-name="gr7" draw:text-style-name="P66" svg:x1="3.6083in" svg:y1="1.6969in" svg:x2="3.6083in" svg:y2="1.9858in"><text:p/></draw:line><draw:line draw:style-name="gr7" draw:text-style-name="P66" svg:x1="3.6083in" svg:y1="2.6854in" svg:x2="3.6083in" svg:y2="2.9744in"><text:p/></draw:line><draw:line draw:style-name="gr7" draw:text-style-name="P66" svg:x1="3.6083in" svg:y1="4.111in" svg:x2="3.6083in" svg:y2="4.4in"><text:p/></draw:line><draw:line draw:style-name="gr7" draw:text-style-name="P66" svg:x1="3.6083in" svg:y1="5.3543in" svg:x2="3.6083in" svg:y2="5.6433in"><text:p/></draw:line><draw:line draw:style-name="gr7" draw:text-style-name="P66" svg:x1="3.6083in" svg:y1="6.3559in" svg:x2="3.6083in" svg:y2="6.6449in"><text:p/></draw:line></draw:g>print tax du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21">STEP 3: CREATE THE INPUTS</text:span></text:p>
      <text:p text:style-name="P12">------------------------------------------</text:p>
      <text:p text:style-name="P21"><text:span text:style-name="T1">1.</text:span>Prompting for the income </text:p>
      <text:p text:style-name="P21">---------------------------------</text:p>
      <text:p text:style-name="P21"># define user input </text:p>
      <text:p text:style-name="P21">gross_inc = input("Enter your gross income from your W-2 for 202<text:span text:style-name="T24">4</text:span>: ") print(gross_inc)</text:p>
      <text:p text:style-name="P21"/>
      <text:p text:style-name="P23">Ans:</text:p>
      <text:p text:style-name="P22">Enter your gross income from your W-2 for 202<text:span text:style-name="T24">4</text:span>: 35987.65 </text:p>
      <text:p text:style-name="P22">35987.65</text:p>
      <text:p text:style-name="P22"/>
      <text:p text:style-name="P24"><text:span text:style-name="T2">2.</text:span>Adding additional prompt </text:p>
      <text:p text:style-name="P24">----------------------------------</text:p>
      <text:p text:style-name="P24"># define user input </text:p>
      <text:p text:style-name="P24">gross_inc = input("Enter your gross income from your W-2 for 202<text:span text:style-name="T24">4</text:span>: ") print(gross_inc) </text:p>
      <text:p text:style-name="P24">num_dep = input("How many dependents are you claiming? ") print(num_dep)</text:p>
      <text:p text:style-name="P24"/>
      <text:p text:style-name="P25">Ans:</text:p>
      <text:p text:style-name="P25">Enter your gross income from your W-2 for 202<text:span text:style-name="T24">4</text:span>: 35987.65 </text:p>
      <text:p text:style-name="P25">35987.65 </text:p>
      <text:p text:style-name="P25">How many dependents are you claiming? 2 </text:p>
      <text:p text:style-name="P25">2</text:p>
      <text:p text:style-name="P25"/>
      <text:p text:style-name="P26"><text:span text:style-name="T3">3.</text:span>Commenting out the print statements </text:p>
      <text:p text:style-name="P26">-----------------------------------------------</text:p>
      <text:p text:style-name="P26"># define user input </text:p>
      <text:p text:style-name="P26">gross_inc = input("Enter your gross income from your W-2 for 202<text:span text:style-name="T24">4</text:span>: ") </text:p>
      <text:p text:style-name="P26"># print(gross_inc) </text:p>
      <text:p text:style-name="P26">num_dep = input("How many dependents are you claiming? ") </text:p>
      <text:p text:style-name="P26"># print(num_dep) </text:p>
      <text:p text:style-name="P26"><text:soft-page-break/><text:span text:style-name="T3">#</text:span>The program will still accept the user input values, but it will not display <text:span text:style-name="T3">#</text:span>those values.</text:p>
      <text:p text:style-name="P26"/>
      <text:p text:style-name="P13">STEP 4: CALCULATE THE TAXABLE INCOME </text:p>
      <text:p text:style-name="P13">---------------------------------------------------------------</text:p>
      <text:p text:style-name="P27">the formula for taxable income is: </text:p>
      <text:p text:style-name="P27">taxable income = gross income - 1<text:span text:style-name="T24">44</text:span>00 - (<text:span text:style-name="T24">1950</text:span> * number of dependents)</text:p>
      <text:p text:style-name="P27">The values 1<text:span text:style-name="T24">4</text:span>,<text:span text:style-name="T24">4</text:span>00 and <text:span text:style-name="T24">1950</text:span> come from U.S. tax calculations for the year 202<text:span text:style-name="T4">4</text:span>.</text:p>
      <text:p text:style-name="P27"/>
      <text:p text:style-name="P28"><text:span text:style-name="T5">4.</text:span>Adding the taxable income formula <text:span text:style-name="T6">and 5.adding conversion</text:span></text:p>
      <text:p text:style-name="P28">---------------------------------------------------------------------------- </text:p>
      <text:p text:style-name="P28"># define user input </text:p>
      <text:p text:style-name="P46"><text:span text:style-name="T9"># convert the input values to numbers</text:span></text:p>
      <text:p text:style-name="P28">gross_inc = <text:span text:style-name="T7">float(</text:span>input("Enter your gross income from your W-2 for 202<text:span text:style-name="T24">4</text:span>: ") <text:span text:style-name="T7">)</text:span></text:p>
      <text:p text:style-name="P28"># print(gross_inc)</text:p>
      <text:p text:style-name="P29">num_dep = <text:span text:style-name="T22">int(</text:span>input("How many dependents are you claiming? ") </text:p>
      <text:p text:style-name="P29"># print(num_dep)<text:span text:style-name="T22">)</text:span> </text:p>
      <text:p text:style-name="P29">#calculate taxable income </text:p>
      <text:p text:style-name="P29">tax_income = gross_inc - 1<text:span text:style-name="T23">46</text:span>00 - (<text:span text:style-name="T23">1950</text:span> * num_dep) print (tax_income)</text:p>
      <text:p text:style-name="P29">print (tax_income)</text:p>
      <text:p text:style-name="P29"/>
      <text:p text:style-name="P40">Ans:</text:p>
      <text:p text:style-name="P29">Enter your gross income from your W-2 for 2024: 35987.65</text:p>
      <text:p text:style-name="P29">How many dependents are you claiming? 2</text:p>
      <text:p text:style-name="P29">17487.65</text:p>
      <text:p text:style-name="P29"/>
      <text:p text:style-name="P30"><text:span text:style-name="T25">STEP 5: CALCULATE THE TAX RATE </text:span></text:p>
      <text:p text:style-name="P30"><text:span text:style-name="T25">---------------------------------------------------</text:span></text:p>
      <text:p text:style-name="P30">The next step is to calculate the tax due for the person whose values we are using. We know that the income tax rate is dependent on the taxable value itself, using the values from Table 6.1 presented in step 1.</text:p>
      <text:p text:style-name="P30"/>
      <text:p text:style-name="P30"><text:soft-page-break/></text:p>
      <text:p text:style-name="P30"># 2024 Tax Rates</text:p>
      <text:p text:style-name="P30"># -----------------------------------------------------</text:p>
      <text:p text:style-name="P30"># Tax Rate <text:s text:c="3"/>Income for Single Individuals #</text:p>
      <text:p text:style-name="P30"># -----------------------------------------------------</text:p>
      <text:p text:style-name="P30"># <text:s text:c="2"/>10% <text:s text:c="12"/><text:tab/>Up to $11,600 <text:s text:c="11"/><text:tab/># <text:s text:c="12"/></text:p>
      <text:p text:style-name="P30"># <text:s text:c="2"/>12% <text:s text:c="12"/><text:tab/>$11,601 to $47,150 <text:s text:c="6"/><text:tab/># </text:p>
      <text:p text:style-name="P30"># <text:s text:c="2"/>22% <text:s text:c="12"/><text:tab/>$47,151 to $100,525 <text:s text:c="5"/><text:tab/>#</text:p>
      <text:p text:style-name="P30"># <text:s text:c="2"/>24% <text:s text:c="12"/><text:tab/>$100,526 to $191,950 <text:s text:c="3"/>#</text:p>
      <text:p text:style-name="P30"># <text:s text:c="2"/>32% <text:s text:c="12"/><text:tab/>$191,950 to $243,725 <text:s text:c="3"/>#</text:p>
      <text:p text:style-name="P30"># <text:s text:c="2"/>35% <text:s text:c="12"/><text:tab/>$243,726 to $609,350 <text:s text:c="3"/>#</text:p>
      <text:p text:style-name="P30"># <text:s text:c="2"/>37% <text:s text:c="12"/><text:tab/>$609,350 or more <text:s text:c="7"/><text:tab/>#</text:p>
      <text:p text:style-name="P30">#------------------------------------------------------</text:p>
      <text:p text:style-name="P31">• The first $<text:span text:style-name="T29">11,600</text:span> is taxed at 10%: <text:span text:style-name="T29">11,600</text:span> * .1 = <text:span text:style-name="T29">1,160</text:span></text:p>
      <text:p text:style-name="P31">• The amount from $<text:span text:style-name="T29">11,601</text:span> through $4<text:span text:style-name="T29">7</text:span>,15<text:span text:style-name="T29">0</text:span> is taxed at 12%: </text:p>
      <text:p text:style-name="P31"><text:tab/>4<text:span text:style-name="T29">7150</text:span> – <text:span text:style-name="T29">11600</text:span> = 3<text:span text:style-name="T29">5550</text:span></text:p>
      <text:p text:style-name="P31"><text:tab/><text:span text:style-name="T29">35550</text:span> * .12 = <text:span text:style-name="T29">4266</text:span></text:p>
      <text:p text:style-name="P32">• The remainder is taxed at 22%: </text:p>
      <text:p text:style-name="P32"><text:tab/><text:span text:style-name="T30">100525</text:span> – <text:span text:style-name="T30">47151</text:span> = <text:span text:style-name="T30">53374</text:span> </text:p>
      <text:p text:style-name="P32"><text:tab/><text:span text:style-name="T30">53374</text:span> * .22 = <text:span text:style-name="T30">11742.28</text:span></text:p>
      <text:p text:style-name="P32">• We then add up the three values to get the total tax due: </text:p>
      <text:p text:style-name="P32"><text:tab/>tax_due = <text:span text:style-name="T30">1160</text:span> + <text:span text:style-name="T30">4266</text:span> + <text:span text:style-name="T30">11742.28</text:span></text:p>
      <text:p text:style-name="P32"><text:tab/>tax_due = <text:span text:style-name="T30">17168.28</text:span></text:p>
      <text:p text:style-name="P32"/>
      <text:p text:style-name="P33"><text:span text:style-name="T26">6.</text:span><text:span text:style-name="T25">Adding the first tier of the tax calculation</text:span></text:p>
      <text:p text:style-name="P33"><text:span text:style-name="T25">------------------------------------------------------</text:span></text:p>
      <text:p text:style-name="P33"><text:s/># define user input </text:p>
      <text:p text:style-name="P33">gross_inc = input("Enter your gross income from your W-2 for 202<text:span text:style-name="T31">4</text:span>: ") </text:p>
      <text:p text:style-name="P33"># print(gross_inc) </text:p>
      <text:p text:style-name="P33">num_dep = input("How many dependents are you claiming? ") </text:p>
      <text:p text:style-name="P33"># print(num_dep) </text:p>
      <text:p text:style-name="P33"># convert the input values to numbers</text:p>
      <text:p text:style-name="P33">gross_inc_float = float(gross_inc) </text:p>
      <text:p text:style-name="P33">num_dep_int = int(num_dep) </text:p>
      <text:p text:style-name="P33"><text:soft-page-break/># calculate taxable income </text:p>
      <text:p text:style-name="P33">tax_income = gross_inc_float - 12200 - (2000 * num_dep_int) </text:p>
      <text:p text:style-name="P33">print (tax_income) </text:p>
      <text:p text:style-name="P33"># calculate tax due tax_due = tax_income * 0</text:p>
      <text:p text:style-name="P33"># calculate tax due tax_due = tax_income * 0.1 </text:p>
      <text:p text:style-name="P33"># print the result </text:p>
      <text:p text:style-name="P33">print(tax_due) </text:p>
      <text:p text:style-name="P33"/>
      <text:p text:style-name="P34"><text:span text:style-name="T31">#</text:span>If you test this with a gross income of $20,000 and two dependents, you <text:span text:style-name="T32">#</text:span>should get the following output: </text:p>
      <text:p text:style-name="P34">Enter your gross income from your W-2 for 2024: 20000</text:p>
      <text:p text:style-name="P34">How many dependents are you claiming? 2</text:p>
      <text:p text:style-name="P34">1500.0 150.<text:span text:style-name="T32">0</text:span></text:p>
      <text:p text:style-name="P34"/>
      <text:p text:style-name="P14">Add a Conditional Statement</text:p>
      <text:p text:style-name="P14">--------------------------------------</text:p>
      <text:p text:style-name="P15"><text:span text:style-name="T33">7.</text:span>Taxing <text:span text:style-name="T33">4000</text:span></text:p>
      <text:p text:style-name="P15">-----------------</text:p>
      <text:p text:style-name="P35">tax_income = 4000 </text:p>
      <text:p text:style-name="P35">tax_due = tax_income * 0.1 </text:p>
      <text:p text:style-name="P35"># print the result </text:p>
      <text:p text:style-name="P35">print(tax_due)</text:p>
      <text:p text:style-name="P14"/>
      <text:p text:style-name="P34">This should give us a result of 400.0, which is a 4000 income value multiplied by the 0.1 tax rate</text:p>
      <text:p text:style-name="P34"/>
      <text:p text:style-name="P16"><text:span text:style-name="T34">8.</text:span>Adding the second tier logic </text:p>
      <text:p text:style-name="P16">-------------------------------------</text:p>
      <text:p text:style-name="P36">tax_income = 35000 </text:p>
      <text:p text:style-name="P36">if tax_income &lt;= <text:span text:style-name="T34">11600</text:span>: </text:p>
      <text:p text:style-name="P36"><text:tab/>tax_due = tax_income * 0.1 </text:p>
      <text:p text:style-name="P36">tax_due = (<text:span text:style-name="T34">11600</text:span> * .1) + ((tax_income - <text:span text:style-name="T34">11600</text:span>) * .12)</text:p>
      <text:p text:style-name="P37"># print the result </text:p>
      <text:p text:style-name="P37">print(tax_due)</text:p>
      <text:p text:style-name="P47"><text:soft-page-break/><text:span text:style-name="T8">Ans: </text:span></text:p>
      <text:p text:style-name="P47"><text:span text:style-name="T8">If you start with a taxable income value of 35000, the result should be: 3968.0</text:span></text:p>
      <text:p text:style-name="P37"/>
      <text:p text:style-name="P17">Create Nested Conditionals</text:p>
      <text:p text:style-name="P17">---------------------------------</text:p>
      <text:p text:style-name="P38"><text:s/>To handle more than two options in a conditional construction, we use nested conditionals. </text:p>
      <text:p text:style-name="P17"><text:span text:style-name="T35">9.</text:span>The second tier using an elif statement </text:p>
      <text:p text:style-name="P17">---------------------------------------------------</text:p>
      <text:p text:style-name="P39">tax_income = 35000 </text:p>
      <text:p text:style-name="P39">if tax_income &lt;= <text:span text:style-name="T36">11600</text:span>: </text:p>
      <text:p text:style-name="P39"><text:tab/>tax_due = tax_income * 0.1 </text:p>
      <text:p text:style-name="P39">elif tax_income &lt;= 4<text:span text:style-name="T36">7150</text:span>: </text:p>
      <text:p text:style-name="P39"><text:tab/>tax_due = (<text:span text:style-name="T36">11600</text:span> * .1) + ((tax_income - <text:span text:style-name="T36">11600</text:span>) * .12) </text:p>
      <text:p text:style-name="P39"># print the result </text:p>
      <text:p text:style-name="P39">print(tax_due)</text:p>
      <text:p text:style-name="P39"/>
      <text:p text:style-name="P41">Ans: 3968.0</text:p>
      <text:p text:style-name="P41"/>
      <text:p text:style-name="P20"><text:span text:style-name="T37">10.</text:span>Adding the 22% tier </text:p>
      <text:p text:style-name="P20">-----------------------------</text:p>
      <text:p text:style-name="P42">tax_income = <text:span text:style-name="T37">80000</text:span> </text:p>
      <text:p text:style-name="P42">if tax_income &lt;= <text:span text:style-name="T37">11600</text:span>: </text:p>
      <text:p text:style-name="P42"><text:tab/>tax_due = tax_income * 0.1</text:p>
      <text:p text:style-name="P42">elif tax_income &lt;= 4<text:span text:style-name="T37">7150</text:span>: </text:p>
      <text:p text:style-name="P42"><text:tab/>tax_due = (<text:span text:style-name="T37">11600</text:span> * .1) + ((tax_income - <text:span text:style-name="T37">11600</text:span>) * .12) </text:p>
      <text:p text:style-name="P42">elif tax_income &lt;= <text:span text:style-name="T37">100525</text:span>: </text:p>
      <text:p text:style-name="P42"><text:tab/>tax_due = (<text:span text:style-name="T37">11600</text:span> * .1) + ((4<text:span text:style-name="T37">7</text:span>1<text:span text:style-name="T37">50</text:span> - <text:span text:style-name="T37">11600</text:span>) * .12) + (tax_income - 4<text:span text:style-name="T37">7</text:span>15<text:span text:style-name="T37">0</text:span>) * .22) </text:p>
      <text:p text:style-name="P42"># print the result </text:p>
      <text:p text:style-name="P42">print(tax_due)</text:p>
      <text:p text:style-name="P14"/>
      <text:p text:style-name="P43">Ans: 12653.0</text:p>
      <text:p text:style-name="P2"><text:soft-page-break/><text:span text:style-name="T10">11.</text:span><text:span text:style-name="T9">Adding the 24% tier </text:span></text:p>
      <text:p text:style-name="P2"><text:span text:style-name="T9">----------------------------</text:span></text:p>
      <text:p text:style-name="P48"><text:span text:style-name="T9">tax_income = 150000 </text:span></text:p>
      <text:p text:style-name="P48"><text:span text:style-name="T9">if tax_income &lt;= </text:span><text:span text:style-name="T10">11600</text:span><text:span text:style-name="T9">: </text:span></text:p>
      <text:p text:style-name="P48"><text:span text:style-name="T9"><text:tab/>tax_due = tax_income * 0.1 </text:span></text:p>
      <text:p text:style-name="P48"><text:span text:style-name="T9">elif tax_income &lt;= 4</text:span><text:span text:style-name="T11">7</text:span><text:span text:style-name="T9">15</text:span><text:span text:style-name="T11">0</text:span><text:span text:style-name="T9">: </text:span></text:p>
      <text:p text:style-name="P48"><text:span text:style-name="T9"><text:tab/>tax_due = (</text:span><text:span text:style-name="T11">11600</text:span><text:span text:style-name="T9"> * .1) + ((tax_income - </text:span><text:span text:style-name="T11">11600</text:span><text:span text:style-name="T9">) * .12) </text:span></text:p>
      <text:p text:style-name="P48"><text:span text:style-name="T9">elif tax_income &lt;= </text:span><text:span text:style-name="T11">100</text:span><text:span text:style-name="T9">525: </text:span></text:p>
      <text:p text:style-name="P48"><text:span text:style-name="T9"><text:tab/>tax_due = (</text:span><text:span text:style-name="T11">11600</text:span><text:span text:style-name="T9"> * .1) + ((4</text:span><text:span text:style-name="T11">7</text:span><text:span text:style-name="T9">15</text:span><text:span text:style-name="T11">0</text:span><text:span text:style-name="T9"> - </text:span><text:span text:style-name="T11">11600</text:span><text:span text:style-name="T9">) * .12) + ((tax_income - 4</text:span><text:span text:style-name="T11">7</text:span><text:span text:style-name="T9">15</text:span><text:span text:style-name="T11">0</text:span><text:span text:style-name="T9">) * .22) </text:span></text:p>
      <text:p text:style-name="P48"><text:span text:style-name="T9">elif tax_income &lt;= </text:span><text:span text:style-name="T11">191950</text:span><text:span text:style-name="T9">: </text:span></text:p>
      <text:p text:style-name="P48"><text:span text:style-name="T9">tax_due = (</text:span><text:span text:style-name="T11">11600</text:span><text:span text:style-name="T9"> * .1) + ((4</text:span><text:span text:style-name="T11">7</text:span><text:span text:style-name="T9">15</text:span><text:span text:style-name="T11">0</text:span><text:span text:style-name="T9"> - </text:span><text:span text:style-name="T11">11600</text:span><text:span text:style-name="T9">) * .12) + ((</text:span><text:span text:style-name="T11">100</text:span><text:span text:style-name="T9">525 - 4</text:span><text:span text:style-name="T11">7</text:span><text:span text:style-name="T9">15</text:span><text:span text:style-name="T11">0</text:span><text:span text:style-name="T9">) * .22) + ((tax_income - </text:span><text:span text:style-name="T11">100</text:span><text:span text:style-name="T9">525) * .24) </text:span></text:p>
      <text:p text:style-name="P48"><text:span text:style-name="T9"># print the result </text:span></text:p>
      <text:p text:style-name="P48"><text:span text:style-name="T9">print(tax_due)</text:span></text:p>
      <text:p text:style-name="P48"><text:span text:style-name="T9"/></text:p>
      <text:p text:style-name="P49"><text:span text:style-name="T9">Ans: 29042.5</text:span></text:p>
      <text:p text:style-name="P49"><text:span text:style-name="T9"/></text:p>
      <text:p text:style-name="P3"><text:span text:style-name="T12">12.</text:span><text:span text:style-name="T9">Declaring high range value variables</text:span></text:p>
      <text:p text:style-name="P3"><text:span text:style-name="T9">-------------------------------------------------</text:span></text:p>
      <text:p text:style-name="P50"><text:span text:style-name="T9">tax_income = 150000 </text:span></text:p>
      <text:p text:style-name="P50"><text:span text:style-name="T9">max10 = </text:span><text:span text:style-name="T12">11600</text:span></text:p>
      <text:p text:style-name="P50"><text:span text:style-name="T9">max12 = 4</text:span><text:span text:style-name="T12">7</text:span><text:span text:style-name="T9">15</text:span><text:span text:style-name="T12">0</text:span><text:span text:style-name="T9"> </text:span></text:p>
      <text:p text:style-name="P50"><text:span text:style-name="T9">max22 = </text:span><text:span text:style-name="T12">100</text:span><text:span text:style-name="T9">525 </text:span></text:p>
      <text:p text:style-name="P50"><text:span text:style-name="T9">max24 = 1</text:span><text:span text:style-name="T12">91950</text:span><text:span text:style-name="T9"> </text:span></text:p>
      <text:p text:style-name="P50"><text:span text:style-name="T9">max32 = 2</text:span><text:span text:style-name="T13">43725</text:span><text:span text:style-name="T9"> </text:span></text:p>
      <text:p text:style-name="P51"><text:span text:style-name="T9">max35 = </text:span><text:span text:style-name="T13">609350</text:span></text:p>
      <text:p text:style-name="P56"><text:span text:style-name="T9">if tax_income &lt;= max10: </text:span></text:p>
      <text:p text:style-name="P56"><text:span text:style-name="T9"><text:tab/>tax_due = tax_income * 0.1 </text:span></text:p>
      <text:p text:style-name="P51"><text:span text:style-name="T9">#[…]</text:span></text:p>
      <text:p text:style-name="P51"><text:span text:style-name="T9"/></text:p>
      <text:p text:style-name="P4"><text:span text:style-name="T14">13.</text:span><text:span text:style-name="T9">Using variables calculating maximum tier taxes </text:span></text:p>
      <text:p text:style-name="P4"><text:span text:style-name="T9">--------------------------------------------------------------</text:span></text:p>
      <text:p text:style-name="P52"><text:span text:style-name="T9">tax_income = 150000 </text:span></text:p>
      <text:p text:style-name="P52"><text:soft-page-break/><text:span text:style-name="T9">max10 = </text:span><text:span text:style-name="T12">11600</text:span></text:p>
      <text:p text:style-name="P52"><text:span text:style-name="T9">max12 = 4</text:span><text:span text:style-name="T12">7</text:span><text:span text:style-name="T9">15</text:span><text:span text:style-name="T12">0</text:span><text:span text:style-name="T9"> </text:span></text:p>
      <text:p text:style-name="P52"><text:span text:style-name="T9">max22 = </text:span><text:span text:style-name="T12">100</text:span><text:span text:style-name="T9">525 </text:span></text:p>
      <text:p text:style-name="P52"><text:span text:style-name="T9">max24 = 1</text:span><text:span text:style-name="T12">91950</text:span><text:span text:style-name="T9"> </text:span></text:p>
      <text:p text:style-name="P52"><text:span text:style-name="T9">max32 = 2</text:span><text:span text:style-name="T13">43725</text:span><text:span text:style-name="T9"> </text:span></text:p>
      <text:p text:style-name="P52"><text:span text:style-name="T9">max35 = </text:span><text:span text:style-name="T13">609350</text:span><text:span text:style-name="T9"> </text:span></text:p>
      <text:p text:style-name="P53"><text:span text:style-name="T9">tier10_tax = max10 * .1 </text:span></text:p>
      <text:p text:style-name="P53"><text:span text:style-name="T9">tier12_tax = tier10_tax + ((max12 - max10) * .12) </text:span></text:p>
      <text:p text:style-name="P53"><text:span text:style-name="T9">tier22_tax = tier12_tax + ((max22 - max12) * .22) </text:span></text:p>
      <text:p text:style-name="P53"><text:span text:style-name="T9">tier24_tax = tier22_tax + ((max24 - max22) * .24) </text:span></text:p>
      <text:p text:style-name="P53"><text:span text:style-name="T9">tier32_tax = tier24_tax + ((max32 - max24) * .32) </text:span></text:p>
      <text:p text:style-name="P53"><text:span text:style-name="T9">tier35_tax = tier32_tax + ((max35 - max32) * .35) </text:span></text:p>
      <text:p text:style-name="P56"><text:span text:style-name="T9">if tax_income &lt;= max10: </text:span></text:p>
      <text:p text:style-name="P56"><text:span text:style-name="T9"><text:tab/>tax_due = tax_income * 0.1 </text:span></text:p>
      <text:p text:style-name="P53"><text:span text:style-name="T9">#[…]</text:span></text:p>
      <text:p text:style-name="P53"><text:span text:style-name="T9"/></text:p>
      <text:p text:style-name="P9"><text:span text:style-name="T15">14.</text:span><text:span text:style-name="T9">Updating tax calculations with variables</text:span></text:p>
      <text:p text:style-name="P9"><text:span text:style-name="T9">----------------------------------------------------</text:span></text:p>
      <text:p text:style-name="P54"><text:span text:style-name="T9">tax_income = 150000 </text:span></text:p>
      <text:p text:style-name="P54"><text:span text:style-name="T9">max10 = </text:span><text:span text:style-name="T12">11600</text:span></text:p>
      <text:p text:style-name="P54"><text:span text:style-name="T9">max12 = 4</text:span><text:span text:style-name="T12">7</text:span><text:span text:style-name="T9">15</text:span><text:span text:style-name="T12">0</text:span><text:span text:style-name="T9"> </text:span></text:p>
      <text:p text:style-name="P54"><text:span text:style-name="T9">max22 = </text:span><text:span text:style-name="T12">100</text:span><text:span text:style-name="T9">525 </text:span></text:p>
      <text:p text:style-name="P54"><text:span text:style-name="T9">max24 = 1</text:span><text:span text:style-name="T12">91950</text:span><text:span text:style-name="T9"> </text:span></text:p>
      <text:p text:style-name="P54"><text:span text:style-name="T9">max32 = 2</text:span><text:span text:style-name="T13">43725</text:span><text:span text:style-name="T9"> </text:span></text:p>
      <text:p text:style-name="P54"><text:span text:style-name="T9">max35 = </text:span><text:span text:style-name="T13">609350</text:span><text:span text:style-name="T9"> </text:span></text:p>
      <text:p text:style-name="P54"><text:span text:style-name="T9">tier10_tax = max10 * .1 </text:span></text:p>
      <text:p text:style-name="P54"><text:span text:style-name="T9">tier12_tax = tier10_tax + ((max12 - max10) * .12) </text:span></text:p>
      <text:p text:style-name="P54"><text:span text:style-name="T9">tier22_tax = tier12_tax + ((max22 - max12) * .22) </text:span></text:p>
      <text:p text:style-name="P54"><text:span text:style-name="T9">tier24_tax = tier22_tax + ((max24 - max22) * .24) </text:span></text:p>
      <text:p text:style-name="P54"><text:span text:style-name="T9">tier32_tax = tier24_tax + ((max32 - max24) * .32) </text:span></text:p>
      <text:p text:style-name="P54"><text:span text:style-name="T9">tier35_tax = tier32_tax + ((max35 - max32) * .35) </text:span></text:p>
      <text:p text:style-name="P55"><text:span text:style-name="T9">if tax_income &lt;= max10: </text:span></text:p>
      <text:p text:style-name="P55"><text:span text:style-name="T9"><text:tab/>tax_due = tax_income * 0.1 </text:span></text:p>
      <text:p text:style-name="P55"><text:span text:style-name="T9">elif tax_income &lt;= max12: </text:span></text:p>
      <text:p text:style-name="P55"><text:soft-page-break/><text:span text:style-name="T9"><text:tab/>tax_due = tier10_tax + ((tax_income - max10) * .12)</text:span></text:p>
      <text:p text:style-name="P57"><text:span text:style-name="T9">elif tax_income &lt;= max22: </text:span></text:p>
      <text:p text:style-name="P57"><text:span text:style-name="T9"><text:tab/>tax_due = tier12_tax + ((tax_income - max12) * .22) </text:span></text:p>
      <text:p text:style-name="P57"><text:span text:style-name="T9">elif tax_income &lt;= max24: </text:span></text:p>
      <text:p text:style-name="P57"><text:span text:style-name="T9"><text:tab/>tax_due = tier22_tax + ((tax_income - max22) * .24) </text:span></text:p>
      <text:p text:style-name="P57"><text:span text:style-name="T9">elif tax_income &lt;= max32: </text:span></text:p>
      <text:p text:style-name="P57"><text:span text:style-name="T9"><text:tab/>tax_due = tier24_tax + ((tax_income - max24) * .32) </text:span></text:p>
      <text:p text:style-name="P57"><text:span text:style-name="T9"># print the result </text:span></text:p>
      <text:p text:style-name="P57"><text:span text:style-name="T9">print(tax_due)</text:span></text:p>
      <text:p text:style-name="P57"><text:span text:style-name="T9"/></text:p>
      <text:p text:style-name="P5"><text:span text:style-name="T16">15.</text:span><text:span text:style-name="T9">Tax calculation with remaining tiers added</text:span></text:p>
      <text:p text:style-name="P5"><text:span text:style-name="T9">-------------------------------------------------------</text:span></text:p>
      <text:p text:style-name="P58"><text:span text:style-name="T9">tax_income = 150000 </text:span></text:p>
      <text:p text:style-name="P58"><text:span text:style-name="T9">max10 = </text:span><text:span text:style-name="T12">11600</text:span></text:p>
      <text:p text:style-name="P58"><text:span text:style-name="T9">max12 = 4</text:span><text:span text:style-name="T12">7</text:span><text:span text:style-name="T9">15</text:span><text:span text:style-name="T12">0</text:span><text:span text:style-name="T9"> </text:span></text:p>
      <text:p text:style-name="P58"><text:span text:style-name="T9">max22 = </text:span><text:span text:style-name="T12">100</text:span><text:span text:style-name="T9">525 </text:span></text:p>
      <text:p text:style-name="P58"><text:span text:style-name="T9">max24 = 1</text:span><text:span text:style-name="T12">91950</text:span><text:span text:style-name="T9"> </text:span></text:p>
      <text:p text:style-name="P58"><text:span text:style-name="T9">max32 = 2</text:span><text:span text:style-name="T13">43725</text:span><text:span text:style-name="T9"> </text:span></text:p>
      <text:p text:style-name="P58"><text:span text:style-name="T9">max35 = </text:span><text:span text:style-name="T13">609350</text:span><text:span text:style-name="T9"> </text:span></text:p>
      <text:p text:style-name="P58"><text:span text:style-name="T9">tier10_tax = max10 * .1 </text:span></text:p>
      <text:p text:style-name="P58"><text:span text:style-name="T9">tier12_tax = tier10_tax + ((max12 - max10) * .12) </text:span></text:p>
      <text:p text:style-name="P58"><text:span text:style-name="T9">tier22_tax = tier12_tax + ((max22 - max12) * .22) </text:span></text:p>
      <text:p text:style-name="P58"><text:span text:style-name="T9">tier24_tax = tier22_tax + ((max24 - max22) * .24) </text:span></text:p>
      <text:p text:style-name="P58"><text:span text:style-name="T9">tier32_tax = tier24_tax + ((max32 - max24) * .32) </text:span></text:p>
      <text:p text:style-name="P58"><text:span text:style-name="T9">tier35_tax = tier32_tax + ((max35 - max32) * .35) </text:span></text:p>
      <text:p text:style-name="P58"><text:span text:style-name="T9">if tax_income &lt;= max10: </text:span></text:p>
      <text:p text:style-name="P58"><text:span text:style-name="T9"><text:tab/>tax_due = tax_income * 0.1 </text:span></text:p>
      <text:p text:style-name="P58"><text:span text:style-name="T9">elif tax_income &lt;= max12: </text:span></text:p>
      <text:p text:style-name="P58"><text:span text:style-name="T9"><text:tab/>tax_due = tier10_tax + ((tax_income - max10) * .12)</text:span></text:p>
      <text:p text:style-name="P58"><text:span text:style-name="T9">elif tax_income &lt;= max22: </text:span></text:p>
      <text:p text:style-name="P58"><text:span text:style-name="T9"><text:tab/>tax_due = tier12_tax + ((tax_income - max12) * .22) </text:span></text:p>
      <text:p text:style-name="P58"><text:span text:style-name="T9">elif tax_income &lt;= max24: </text:span></text:p>
      <text:p text:style-name="P58"><text:span text:style-name="T9"><text:tab/>tax_due = tier22_tax + ((tax_income - max22) * .24) </text:span></text:p>
      <text:p text:style-name="P58"><text:span text:style-name="T9">elif tax_income &lt;= max32: </text:span></text:p>
      <text:p text:style-name="P58"><text:soft-page-break/><text:span text:style-name="T9"><text:tab/>tax_due = tier24_tax + ((tax_income - max24) * .32) </text:span></text:p>
      <text:p text:style-name="P58"><text:span text:style-name="T9">elif tax_income &lt;= max35: </text:span></text:p>
      <text:p text:style-name="P58"><text:span text:style-name="T9"><text:tab/>tax_due = tier32_tax + ((tax_income - max32) * .35) </text:span></text:p>
      <text:p text:style-name="P58"><text:span text:style-name="T9">elif tax_income &gt; max35: </text:span></text:p>
      <text:p text:style-name="P58"><text:span text:style-name="T9"><text:tab/>tax_due = tier35_tax + ((tax_income - max35) * .37)</text:span></text:p>
      <text:p text:style-name="P58"><text:span text:style-name="T9"># print the result </text:span></text:p>
      <text:p text:style-name="P58"><text:span text:style-name="T9">print(tax_due)</text:span></text:p>
      <text:p text:style-name="P58"><text:span text:style-name="T9"/></text:p>
      <text:p text:style-name="P6"><text:span text:style-name="T17">16.</text:span><text:span text:style-name="T9">Tax program with updated tax calculation</text:span></text:p>
      <text:p text:style-name="P6"><text:span text:style-name="T9">------------------------------------------------------</text:span></text:p>
      <text:p text:style-name="P59"><text:span text:style-name="T9"># declare the variables </text:span></text:p>
      <text:p text:style-name="P59"><text:span text:style-name="T9">max10 = </text:span><text:span text:style-name="T12">11600</text:span></text:p>
      <text:p text:style-name="P59"><text:span text:style-name="T9">max12 = 4</text:span><text:span text:style-name="T12">7</text:span><text:span text:style-name="T9">15</text:span><text:span text:style-name="T12">0</text:span><text:span text:style-name="T9"> </text:span></text:p>
      <text:p text:style-name="P59"><text:span text:style-name="T9">max22 = </text:span><text:span text:style-name="T12">100</text:span><text:span text:style-name="T9">525 </text:span></text:p>
      <text:p text:style-name="P59"><text:span text:style-name="T9">max24 = 1</text:span><text:span text:style-name="T12">91950</text:span><text:span text:style-name="T9"> </text:span></text:p>
      <text:p text:style-name="P59"><text:span text:style-name="T9">max32 = 2</text:span><text:span text:style-name="T13">43725</text:span><text:span text:style-name="T9"> </text:span></text:p>
      <text:p text:style-name="P59"><text:span text:style-name="T9">max35 = </text:span><text:span text:style-name="T13">609350</text:span><text:span text:style-name="T9"> <text:s/></text:span></text:p>
      <text:p text:style-name="P59"><text:span text:style-name="T9">tier10_tax = max10 * .1 </text:span></text:p>
      <text:p text:style-name="P59"><text:span text:style-name="T9">tier12_tax = tier10_tax + ((max12 - max10) * .12) </text:span></text:p>
      <text:p text:style-name="P59"><text:span text:style-name="T9">tier22_tax = tier12_tax + ((max22 - max12) * .22) </text:span></text:p>
      <text:p text:style-name="P59"><text:span text:style-name="T9">tier24_tax = tier22_tax + ((max24 - max22) * .24) </text:span></text:p>
      <text:p text:style-name="P59"><text:span text:style-name="T9">tier32_tax = tier24_tax + ((max32 - max24) * .32) </text:span></text:p>
      <text:p text:style-name="P59"><text:span text:style-name="T9">tier35_tax = tier32_tax + ((max35 - max32) * .35) </text:span></text:p>
      <text:p text:style-name="P60"><text:span text:style-name="T9"># define user input </text:span></text:p>
      <text:p text:style-name="P60"><text:span text:style-name="T9">gross_inc = input("Enter your gross income from your W-2 for 202</text:span><text:span text:style-name="T18">4</text:span><text:span text:style-name="T9">: ") </text:span></text:p>
      <text:p text:style-name="P60"><text:span text:style-name="T9"># print(gross_inc) </text:span></text:p>
      <text:p text:style-name="P60"><text:span text:style-name="T9">num_dep = input("How many dependents are you claiming? ") </text:span></text:p>
      <text:p text:style-name="P60"><text:span text:style-name="T9"># print(num_dep) </text:span></text:p>
      <text:p text:style-name="P60"><text:span text:style-name="T9"># convert the input values to numbers </text:span></text:p>
      <text:p text:style-name="P60"><text:span text:style-name="T9">gross_inc_float = float(gross_inc) </text:span></text:p>
      <text:p text:style-name="P60"><text:span text:style-name="T9">num_dep_int = int(num_dep) </text:span></text:p>
      <text:p text:style-name="P60"><text:span text:style-name="T9"># calculate taxable income </text:span></text:p>
      <text:p text:style-name="P60"><text:span text:style-name="T9">tax_income = gross_inc_float - 1</text:span><text:span text:style-name="T18">44</text:span><text:span text:style-name="T9">00 - (</text:span><text:span text:style-name="T18">1950</text:span><text:span text:style-name="T9"> * num_dep_int) </text:span></text:p>
      <text:p text:style-name="P60"><text:span text:style-name="T9">print (tax_income) </text:span></text:p>
      <text:p text:style-name="P60"><text:soft-page-break/><text:span text:style-name="T9">#calculate tax due </text:span></text:p>
      <text:p text:style-name="P60"><text:span text:style-name="T9">if tax_income &lt;= max10: </text:span></text:p>
      <text:p text:style-name="P60"><text:span text:style-name="T9"><text:tab/>tax_due = tax_income * 0.1</text:span></text:p>
      <text:p text:style-name="P60"><text:span text:style-name="T9">elif tax_income &lt;= max12: </text:span></text:p>
      <text:p text:style-name="P60"><text:span text:style-name="T9"><text:tab/>tax_due = tier10_tax + ((tax_income - max10) * .12) </text:span></text:p>
      <text:p text:style-name="P60"><text:span text:style-name="T9">elif tax_income &lt;= max22: </text:span></text:p>
      <text:p text:style-name="P60"><text:span text:style-name="T9"><text:tab/>tax_due = tier12_tax + ((tax_income - max12) * .22) </text:span></text:p>
      <text:p text:style-name="P60"><text:span text:style-name="T9">elif tax_income &lt;= max24: </text:span></text:p>
      <text:p text:style-name="P60"><text:span text:style-name="T9"><text:tab/>tax_due = tier22_tax + ((tax_income - max22) * .24) </text:span></text:p>
      <text:p text:style-name="P60"><text:span text:style-name="T9">elif tax_income &lt;= max32: </text:span></text:p>
      <text:p text:style-name="P60"><text:span text:style-name="T9"><text:tab/>tax_due = tier24_tax + ((tax_income - max24) * .32) </text:span></text:p>
      <text:p text:style-name="P60"><text:span text:style-name="T9">elif tax_income &lt;= max35: </text:span></text:p>
      <text:p text:style-name="P60"><text:span text:style-name="T9"><text:tab/>tax_due = tier32_tax + ((tax_income - max32) * .35) </text:span></text:p>
      <text:p text:style-name="P60"><text:span text:style-name="T9">elif tax_income &gt; max35: </text:span></text:p>
      <text:p text:style-name="P60"><text:span text:style-name="T9"><text:tab/>tax_due = tier35_tax + ((tax_income - max35) * .37) </text:span></text:p>
      <text:p text:style-name="P60"><text:span text:style-name="T9"># print the result </text:span></text:p>
      <text:p text:style-name="P60"><text:span text:style-name="T9">print(tax_due</text:span><text:span text:style-name="T19">)</text:span></text:p>
      <text:p text:style-name="P60"><text:span text:style-name="T19"/></text:p>
      <text:p text:style-name="P8"><text:span text:style-name="T19">17.Adjusting for low incomes</text:span></text:p>
      <text:p text:style-name="P8"><text:span text:style-name="T19">------------------------------------</text:span></text:p>
      <text:p text:style-name="P61"><text:span text:style-name="T9"># declare the variables </text:span></text:p>
      <text:p text:style-name="P61"><text:span text:style-name="T9">max10 = </text:span><text:span text:style-name="T12">11600</text:span></text:p>
      <text:p text:style-name="P61"><text:span text:style-name="T9">max12 = 4</text:span><text:span text:style-name="T12">7</text:span><text:span text:style-name="T9">15</text:span><text:span text:style-name="T12">0</text:span><text:span text:style-name="T9"> </text:span></text:p>
      <text:p text:style-name="P61"><text:span text:style-name="T9">max22 = </text:span><text:span text:style-name="T12">100</text:span><text:span text:style-name="T9">525 </text:span></text:p>
      <text:p text:style-name="P61"><text:span text:style-name="T9">max24 = 1</text:span><text:span text:style-name="T12">91950</text:span><text:span text:style-name="T9"> </text:span></text:p>
      <text:p text:style-name="P61"><text:span text:style-name="T9">max32 = 2</text:span><text:span text:style-name="T13">43725</text:span><text:span text:style-name="T9"> </text:span></text:p>
      <text:p text:style-name="P61"><text:span text:style-name="T9">max35 = </text:span><text:span text:style-name="T13">609350</text:span><text:span text:style-name="T9"> <text:s/></text:span></text:p>
      <text:p text:style-name="P61"><text:span text:style-name="T9">tier10_tax = max10 * .1 </text:span></text:p>
      <text:p text:style-name="P61"><text:span text:style-name="T9">tier12_tax = tier10_tax + ((max12 - max10) * .12) </text:span></text:p>
      <text:p text:style-name="P61"><text:span text:style-name="T9">tier22_tax = tier12_tax + ((max22 - max12) * .22) </text:span></text:p>
      <text:p text:style-name="P61"><text:span text:style-name="T9">tier24_tax = tier22_tax + ((max24 - max22) * .24) </text:span></text:p>
      <text:p text:style-name="P61"><text:span text:style-name="T9">tier32_tax = tier24_tax + ((max32 - max24) * .32) </text:span></text:p>
      <text:p text:style-name="P61"><text:span text:style-name="T9">tier35_tax = tier32_tax + ((max35 - max32) * .35) </text:span></text:p>
      <text:p text:style-name="P61"><text:span text:style-name="T9"># define user input </text:span></text:p>
      <text:p text:style-name="P61"><text:soft-page-break/><text:span text:style-name="T9">gross_inc = input("Enter your gross income from your W-2 for 202</text:span><text:span text:style-name="T18">4</text:span><text:span text:style-name="T9">: ") </text:span></text:p>
      <text:p text:style-name="P61"><text:span text:style-name="T9"># print(gross_inc) </text:span></text:p>
      <text:p text:style-name="P61"><text:span text:style-name="T9">num_dep = input("How many dependents are you claiming? ") </text:span></text:p>
      <text:p text:style-name="P61"><text:span text:style-name="T9"># print(num_dep) </text:span></text:p>
      <text:p text:style-name="P61"><text:span text:style-name="T9"># convert the input values to numbers </text:span></text:p>
      <text:p text:style-name="P61"><text:span text:style-name="T9">gross_inc_float = float(gross_inc) </text:span></text:p>
      <text:p text:style-name="P61"><text:span text:style-name="T9">num_dep_int = int(num_dep) </text:span></text:p>
      <text:p text:style-name="P61"><text:span text:style-name="T9"># calculate taxable income </text:span></text:p>
      <text:p text:style-name="P61"><text:span text:style-name="T9">tax_income = gross_inc_float - 1</text:span><text:span text:style-name="T18">44</text:span><text:span text:style-name="T9">00 - (</text:span><text:span text:style-name="T18">1950</text:span><text:span text:style-name="T9"> * num_dep_int) </text:span></text:p>
      <text:p text:style-name="P61"><text:span text:style-name="T9">print (tax_income) </text:span></text:p>
      <text:p text:style-name="P61"><text:span text:style-name="T9">#calculate tax due </text:span></text:p>
      <text:p text:style-name="P61"><text:span text:style-name="T9">if tax_income &lt;=0: </text:span></text:p>
      <text:p text:style-name="P61"><text:span text:style-name="T9"><text:tab/>tax_due = 0 </text:span></text:p>
      <text:p text:style-name="P61"><text:span text:style-name="T9">elif tax_income &lt;= max10: </text:span></text:p>
      <text:p text:style-name="P61"><text:span text:style-name="T9"><text:tab/>tax_due = tax_income * 0.1</text:span></text:p>
      <text:p text:style-name="P61"><text:span text:style-name="T9">elif tax_income &lt;= max12: </text:span></text:p>
      <text:p text:style-name="P61"><text:span text:style-name="T9"><text:tab/>tax_due = tier10_tax + ((tax_income - max10) * .12) </text:span></text:p>
      <text:p text:style-name="P61"><text:span text:style-name="T9">elif tax_income &lt;= max22: </text:span></text:p>
      <text:p text:style-name="P61"><text:span text:style-name="T9"><text:tab/>tax_due = tier12_tax + ((tax_income - max12) * .22) </text:span></text:p>
      <text:p text:style-name="P61"><text:span text:style-name="T9">elif tax_income &lt;= max24: </text:span></text:p>
      <text:p text:style-name="P61"><text:span text:style-name="T9"><text:tab/>tax_due = tier22_tax + ((tax_income - max22) * .24) </text:span></text:p>
      <text:p text:style-name="P61"><text:span text:style-name="T9">elif tax_income &lt;= max32: </text:span></text:p>
      <text:p text:style-name="P61"><text:span text:style-name="T9"><text:tab/>tax_due = tier24_tax + ((tax_income - max24) * .32) </text:span></text:p>
      <text:p text:style-name="P61"><text:span text:style-name="T9">elif tax_income &lt;= max35: </text:span></text:p>
      <text:p text:style-name="P61"><text:span text:style-name="T9"><text:tab/>tax_due = tier32_tax + ((tax_income - max32) * .35) </text:span></text:p>
      <text:p text:style-name="P61"><text:span text:style-name="T9">elif tax_income &gt; max35: </text:span></text:p>
      <text:p text:style-name="P61"><text:span text:style-name="T9"><text:tab/>tax_due = tier35_tax + ((tax_income - max35) * .37) </text:span></text:p>
      <text:p text:style-name="P61"><text:span text:style-name="T9"># print the result </text:span></text:p>
      <text:p text:style-name="P61"><text:span text:style-name="T19">print(tax_due)</text:span></text:p>
      <text:p text:style-name="P61"><text:span text:style-name="T19"/></text:p>
      <text:p text:style-name="P10"><text:span text:style-name="T19">1</text:span><text:span text:style-name="T20">8</text:span><text:span text:style-name="T19">.Our completed tax program</text:span></text:p>
      <text:p text:style-name="P7"><text:span text:style-name="T19">-------------------------------------</text:span></text:p>
      <text:p text:style-name="P62"><text:span text:style-name="T9"># declare the variables </text:span></text:p>
      <text:p text:style-name="P62"><text:span text:style-name="T9">max10 = </text:span><text:span text:style-name="T12">11600</text:span></text:p>
      <text:p text:style-name="P62"><text:soft-page-break/><text:span text:style-name="T9">max12 = 4</text:span><text:span text:style-name="T12">7</text:span><text:span text:style-name="T9">15</text:span><text:span text:style-name="T12">0</text:span><text:span text:style-name="T9"> </text:span></text:p>
      <text:p text:style-name="P62"><text:span text:style-name="T9">max22 = </text:span><text:span text:style-name="T12">100</text:span><text:span text:style-name="T9">525 </text:span></text:p>
      <text:p text:style-name="P62"><text:span text:style-name="T9">max24 = 1</text:span><text:span text:style-name="T12">91950</text:span><text:span text:style-name="T9"> </text:span></text:p>
      <text:p text:style-name="P62"><text:span text:style-name="T9">max32 = 2</text:span><text:span text:style-name="T13">43725</text:span><text:span text:style-name="T9"> </text:span></text:p>
      <text:p text:style-name="P62"><text:span text:style-name="T9">max35 = </text:span><text:span text:style-name="T13">609350</text:span><text:span text:style-name="T9"> <text:s/></text:span></text:p>
      <text:p text:style-name="P62"><text:span text:style-name="T9">tier10_tax = max10 * .1 </text:span></text:p>
      <text:p text:style-name="P62"><text:span text:style-name="T9">tier12_tax = tier10_tax + ((max12 - max10) * .12) </text:span></text:p>
      <text:p text:style-name="P62"><text:span text:style-name="T9">tier22_tax = tier12_tax + ((max22 - max12) * .22) </text:span></text:p>
      <text:p text:style-name="P62"><text:span text:style-name="T9">tier24_tax = tier22_tax + ((max24 - max22) * .24) </text:span></text:p>
      <text:p text:style-name="P62"><text:span text:style-name="T9">tier32_tax = tier24_tax + ((max32 - max24) * .32) </text:span></text:p>
      <text:p text:style-name="P62"><text:span text:style-name="T9">tier35_tax = tier32_tax + ((max35 - max32) * .35) </text:span></text:p>
      <text:p text:style-name="P62"><text:span text:style-name="T9"># define user input </text:span></text:p>
      <text:p text:style-name="P62"><text:span text:style-name="T9">gross_inc = input("Enter your gross income from your W-2 for 202</text:span><text:span text:style-name="T18">4</text:span><text:span text:style-name="T9">: ") </text:span></text:p>
      <text:p text:style-name="P62"><text:span text:style-name="T9"># print(gross_inc) </text:span></text:p>
      <text:p text:style-name="P62"><text:span text:style-name="T9">num_dep = input("How many dependents are you claiming? ") </text:span></text:p>
      <text:p text:style-name="P62"><text:span text:style-name="T9"># print(num_dep) </text:span></text:p>
      <text:p text:style-name="P62"><text:span text:style-name="T9"># convert the input values to numbers </text:span></text:p>
      <text:p text:style-name="P62"><text:span text:style-name="T9">gross_inc_float = float(gross_inc) </text:span></text:p>
      <text:p text:style-name="P62"><text:span text:style-name="T9">num_dep_int = int(num_dep) </text:span></text:p>
      <text:p text:style-name="P62"><text:span text:style-name="T9"># calculate taxable income </text:span></text:p>
      <text:p text:style-name="P62"><text:span text:style-name="T9">tax_income = gross_inc_float - 1</text:span><text:span text:style-name="T18">44</text:span><text:span text:style-name="T9">00 - (</text:span><text:span text:style-name="T18">1950</text:span><text:span text:style-name="T9"> * num_dep_int) </text:span></text:p>
      <text:p text:style-name="P62"><text:span text:style-name="T9">print (tax_income) </text:span></text:p>
      <text:p text:style-name="P62"><text:span text:style-name="T9">#calculate tax due </text:span></text:p>
      <text:p text:style-name="P62"><text:span text:style-name="T9">if tax_income &lt;=0: </text:span></text:p>
      <text:p text:style-name="P62"><text:span text:style-name="T9"><text:tab/>tax_due = 0 </text:span></text:p>
      <text:p text:style-name="P62"><text:span text:style-name="T9">elif tax_income &lt;= max10: </text:span></text:p>
      <text:p text:style-name="P62"><text:span text:style-name="T9"><text:tab/>tax_due = tax_income * 0.1</text:span></text:p>
      <text:p text:style-name="P62"><text:span text:style-name="T9">elif tax_income &lt;= max12: </text:span></text:p>
      <text:p text:style-name="P62"><text:span text:style-name="T9"><text:tab/>tax_due = tier10_tax + ((tax_income - max10) * .12) </text:span></text:p>
      <text:p text:style-name="P62"><text:span text:style-name="T9">elif tax_income &lt;= max22: </text:span></text:p>
      <text:p text:style-name="P62"><text:span text:style-name="T9"><text:tab/>tax_due = tier12_tax + ((tax_income - max12) * .22) </text:span></text:p>
      <text:p text:style-name="P62"><text:span text:style-name="T9">elif tax_income &lt;= max24: </text:span></text:p>
      <text:p text:style-name="P62"><text:span text:style-name="T9"><text:tab/>tax_due = tier22_tax + ((tax_income - max22) * .24) </text:span></text:p>
      <text:p text:style-name="P62"><text:span text:style-name="T9">elif tax_income &lt;= max32: </text:span></text:p>
      <text:p text:style-name="P62"><text:soft-page-break/><text:span text:style-name="T9"><text:tab/>tax_due = tier24_tax + ((tax_income - max24) * .32) </text:span></text:p>
      <text:p text:style-name="P62"><text:span text:style-name="T9">elif tax_income &lt;= max35: </text:span></text:p>
      <text:p text:style-name="P62"><text:span text:style-name="T9"><text:tab/>tax_due = tier32_tax + ((tax_income - max32) * .35) </text:span></text:p>
      <text:p text:style-name="P62"><text:span text:style-name="T9">elif tax_income &gt; max35: </text:span></text:p>
      <text:p text:style-name="P62"><text:span text:style-name="T9"><text:tab/>tax_due = tier35_tax + ((tax_income - max35) * .37) </text:span></text:p>
      <text:p text:style-name="P63"><text:span text:style-name="T19"># report the results to the user </text:span></text:p>
      <text:p text:style-name="P63"><text:span text:style-name="T19">print("Your gross income is $" + gross_inc + ".") </text:span></text:p>
      <text:p text:style-name="P63"><text:span text:style-name="T19">print("You have " + num_dep + " dependents.") </text:span></text:p>
      <text:p text:style-name="P63"><text:span text:style-name="T19">print ("Your taxable income is $" + str(tax_income) + ".") </text:span></text:p>
      <text:p text:style-name="P63"><text:span text:style-name="T19">print ("Your tax due is $" + str(int(tax_due)) +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19:30:22.722993384</meta:creation-date>
    <dc:date>2024-08-14T12:32:27.044753981</dc:date>
    <meta:editing-duration>PT16H20M26S</meta:editing-duration>
    <meta:editing-cycles>61</meta:editing-cycles>
    <meta:generator>LibreOffice/24.2.4.2$Linux_X86_64 LibreOffice_project/420$Build-2</meta:generator>
    <meta:document-statistic meta:table-count="0" meta:image-count="0" meta:object-count="0" meta:page-count="15" meta:paragraph-count="404" meta:word-count="4670" meta:character-count="15367" meta:non-whitespace-character-count="12722"/>
  </office:meta>
</office:document-meta>
</file>